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0.372cm" fo:min-width="2.816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7.1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subtitle">
      <style:graphic-properties draw:fill="solid" draw:fill-color="#ffffff" draw:auto-grow-height="true" fo:min-height="9.52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5.746cm"/>
    </style:style>
    <style:style style:name="pr8" style:family="presentation" style:parent-style-name="oranssi-title">
      <style:graphic-properties fo:min-height="12.685cm"/>
    </style:style>
    <style:style style:name="pr9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0066cc" draw:opacity="50%"/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fo:language="pt" fo:country="BR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3" style:family="paragraph">
      <style:paragraph-properties fo:margin-left="0.254cm" fo:margin-right="0.254cm" fo:margin-top="0cm" fo:margin-bottom="0cm" fo:text-align="center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P15" style:family="paragraph">
      <loext:graphic-properties draw:fill-color="#ffffff"/>
      <style:text-properties fo:font-size="20pt" fo:language="pt" fo:country="B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FreeMono" fo:font-size="20pt" style:font-size-asian="20pt" style:font-size-complex="20pt"/>
    </style:style>
    <style:style style:name="T13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style:font-name="FreeMono" fo:font-size="16pt" style:font-size-asian="16pt" style:font-size-complex="16pt"/>
    </style:style>
    <style:style style:name="T17" style:family="text">
      <style:text-properties fo:color="#f57900" style:text-outline="false" style:text-line-through-style="none" style:text-line-through-type="none" style:font-name="Bitstream Vera Sans" fo:font-size="44pt" fo:font-style="normal" fo:text-shadow="none" style:text-underline-style="none" fo:font-weight="bold" style:font-name-asian="HG Mincho Light J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/>
    </style:style>
    <style:style style:name="T18" style:family="text">
      <style:text-properties fo:language="pt" fo:country="BR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fo:font-size="26pt" fo:language="pt" fo:country="BR" style:font-size-asian="26pt" style:font-size-complex="26pt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style:font-name="Courier" fo:font-size="26pt" fo:language="pt" fo:country="BR" style:font-size-asian="26pt" style:font-size-complex="26pt"/>
    </style:style>
    <style:style style:name="T23" style:family="text">
      <style:text-properties fo:color="#000000" style:font-name="Courier 10 Pitch" fo:font-size="20pt" fo:language="pt" fo:country="BR" style:font-size-asian="20pt" style:font-size-complex="20pt"/>
    </style:style>
    <style:style style:name="T24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101cm" svg:x="1.501cm" svg:y="3.645cm" presentation:class="subtitle" presentation:user-transformed="true">
          <draw:text-box>
            <text:p><text:span text:style-name="T1">Estruturas </text:span><text:span text:style-name="T1">de </text:span><text:span text:style-name="T1">Linguagem</text:span></text:p>
            <text:p><text:span text:style-name="T2"/></text:p>
            <text:p><text:span text:style-name="T2">Interpretaçã</text:span><text:span text:style-name="T2">o de </text:span><text:span text:style-name="T2">Programas</text:span></text:p>
            <text:p><text:span text:style-name="T2">(com </text:span><text:span text:style-name="T2">programaçã</text:span><text:span text:style-name="T2">o funcional)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</text:span><text:span text:style-name="T4">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 em C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2" text:id="id2"><text:span text:style-name="T5">Como executar?</text:span></text:p>
              </text:list-item>
              <text:list-item>
                <text:p xml:id="id10" text:id="id10"><text:span text:style-name="T5">Como representar?</text:span></text:p>
              </text:list-item>
              <text:list-item>
                <text:p xml:id="id11" text:id="id11"><text:span text:style-name="T5">Como interpretar?</text:span></text:p>
              </text:list-item>
            </text:list>
          </draw:text-box>
        </draw:frame>
        <draw:frame presentation:style-name="pr5" draw:text-style-name="P6" xml:id="id1" draw:id="id1" draw:layer="layout" svg:width="11.309cm" svg:height="9.526cm" svg:x="1.4cm" svg:y="10.277cm">
          <draw:text-box>
            <text:p text:style-name="P5"><text:span text:style-name="T6"><text:s text:c="4"/></text:span><text:span text:style-name="T6">#</text:span><text:span text:style-name="T7">include</text:span><text:span text:style-name="T6"> &lt;stdio.h&gt;</text:span></text:p>
            <text:p text:style-name="P5"><text:span text:style-name="T6"><text:s text:c="5"/></text:span></text:p>
            <text:p text:style-name="P5"><text:span text:style-name="T6"><text:s text:c="4"/></text:span><text:span text:style-name="T7">int</text:span><text:span text:style-name="T6"> main()</text:span></text:p>
            <text:p text:style-name="P5"><text:span text:style-name="T6"><text:s text:c="4"/></text:span><text:span text:style-name="T6">{</text:span></text:p>
            <text:p text:style-name="P5"><text:span text:style-name="T6"><text:s text:c="6"/></text:span><text:span text:style-name="T7">int</text:span><text:span text:style-name="T6"> c = 1;</text:span></text:p>
            <text:p text:style-name="P5"><text:span text:style-name="T6"><text:s text:c="5"/></text:span></text:p>
            <text:p text:style-name="P5"><text:span text:style-name="T6"><text:s text:c="6"/></text:span><text:span text:style-name="T7">while</text:span><text:span text:style-name="T6"> (c &lt;= 10) {</text:span></text:p>
            <text:p text:style-name="P5"><text:span text:style-name="T6"><text:s text:c="8"/></text:span><text:span text:style-name="T6">printf("%d ", c);</text:span></text:p>
            <text:p text:style-name="P5"><text:span text:style-name="T6"><text:s text:c="8"/></text:span><text:span text:style-name="T6">c++;</text:span></text:p>
            <text:p text:style-name="P5"><text:span text:style-name="T6"><text:s text:c="6"/></text:span><text:span text:style-name="T6">}</text:span></text:p>
            <text:p text:style-name="P5"><text:span text:style-name="T6"><text:s text:c="5"/></text:span></text:p>
            <text:p text:style-name="P5"><text:span text:style-name="T6"><text:s text:c="6"/></text:span><text:span text:style-name="T7">return</text:span><text:span text:style-name="T6"> 0;</text:span></text:p>
            <text:p text:style-name="P5"><text:span text:style-name="T6"><text:s text:c="4"/></text:span><text:span text:style-name="T6">}</text:span></text:p>
          </draw:text-box>
        </draw:frame>
        <draw:custom-shape draw:style-name="gr3" draw:text-style-name="P8" xml:id="id3" draw:id="id3" draw:layer="layout" svg:width="3.316cm" svg:height="0.622cm" svg:x="14.728cm" svg:y="10.837cm">
          <text:p text:style-name="P7"><text:span text:style-name="T8">bibliotec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4" draw:id="id4" draw:layer="layout" svg:width="3.316cm" svg:height="0.622cm" svg:x="14.728cm" svg:y="11.837cm">
          <text:p text:style-name="P7"><text:span text:style-name="T8">fun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6" draw:id="id6" draw:layer="layout" svg:width="3.316cm" svg:height="0.622cm" svg:x="14.728cm" svg:y="12.737cm">
          <text:p text:style-name="P7"><text:span text:style-name="T8">variávei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" draw:id="id5" draw:layer="layout" svg:width="3.316cm" svg:height="0.622cm" svg:x="18.728cm" svg:y="12.237cm">
          <text:p text:style-name="P7"><text:span text:style-name="T8">tipo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7" draw:id="id7" draw:layer="layout" svg:width="3.316cm" svg:height="0.622cm" svg:x="14.728cm" svg:y="13.637cm">
          <text:p text:style-name="P7"><text:span text:style-name="T8">loop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9" draw:id="id9" draw:layer="layout" svg:width="3.316cm" svg:height="0.622cm" svg:x="14.728cm" svg:y="14.437cm">
          <text:p text:style-name="P7"><text:span text:style-name="T8">chamad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3.316cm" svg:height="0.622cm" svg:x="18.728cm" svg:y="14.037cm">
          <text:p text:style-name="P7"><text:span text:style-name="T8">expressões</text:span></text:p>
          <draw:enhanced-geometry svg:viewBox="0 0 21600 21600" draw:type="rectangle" draw:enhanced-path="M 0 0 L 21600 0 21600 21600 0 21600 0 0 Z N"/>
        </draw:custom-shape>
        <draw:line draw:style-name="gr4" draw:text-style-name="P9" xml:id="id12" draw:id="id12" draw:layer="layout" svg:x1="20.841cm" svg:y1="16.554cm" svg:x2="20.429cm" svg:y2="14.9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9">Combinação de constantes, variáveis, operadores, etc, que </text:span><text:span text:style-name="T9">pode ser avaliada (reduzida) a um valor.</text:span></text:p>
                <text:list>
                  <text:list-item>
                    <text:p xml:id="id14" text:id="id14"><text:span text:style-name="T10">1 + 10</text:span></text:p>
                  </text:list-item>
                  <text:list-item>
                    <text:p xml:id="id15" text:id="id15"><text:span text:style-name="T10">x * y</text:span></text:p>
                  </text:list-item>
                  <text:list-item>
                    <text:p xml:id="id16" text:id="id16"><text:span text:style-name="T10">(x &gt; 10) &amp;&amp; (x &lt; 100)</text:span></text:p>
                  </text:list-item>
                </text:list>
              </text:list-item>
              <text:list-item>
                <text:p xml:id="id17" text:id="id17"><text:span text:style-name="T9">Expressões envolvendo constantes e operações </text:span><text:span text:style-name="T9">aritméticas:</text:span></text:p>
              </text:list-item>
              <text:list-item>
                <text:p xml:id="id18" text:id="id18"><text:span text:style-name="T9">Como representá-las usando Haskel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5">Expressões envolvendo números e operações aritméticas</text:span></text:p>
              </text:list-item>
              <text:list-item>
                <text:p xml:id="id20" text:id="id20"><text:span text:style-name="T5">Como representá-las em Haskell?</text:span></text:p>
                <text:list>
                  <text:list-item>
                    <text:p xml:id="id21" text:id="id21"><text:span text:style-name="T11">somente números inteiros, subtração, adição</text:span></text:p>
                  </text:list-item>
                  <text:list-item>
                    <text:p xml:id="id22" text:id="id22"><text:span text:style-name="T11">sem variáveis</text:span></text:p>
                  </text:list-item>
                </text:list>
              </text:list-item>
              <text:list-item>
                <text:p xml:id="id24" text:id="id24"><text:span text:style-name="T5">Como avaliá-las em Haskell?</text:span></text:p>
                <text:list>
                  <text:list-item>
                    <text:p xml:id="id25" text:id="id25"><text:span text:style-name="T12">avalia :: Exp -&gt; Int</text:span></text:p>
                  </text:list-item>
                </text:list>
              </text:list-item>
            </text:list>
          </draw:text-box>
        </draw:frame>
        <draw:frame presentation:style-name="pr7" draw:text-style-name="P6" xml:id="id23" draw:id="id23" draw:layer="layout" svg:width="8.913cm" svg:height="5.746cm" svg:x="1.701cm" svg:y="14.003cm">
          <draw:text-box>
            <text:p text:style-name="P5"><text:span text:style-name="T13">data</text:span><text:span text:style-name="T14">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15"/></text:p>
            <text:p text:style-name="P5"><text:span text:style-name="T14">e1 = Num 10</text:span></text:p>
            <text:p text:style-name="P5"><text:span text:style-name="T14">e2 = Add e1 e1</text:span></text:p>
            <text:p text:style-name="P5"><text:span text:style-name="T14">e3 = Sub (Num 100) e2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e3</text:span></text:p>
          </draw:text-box>
        </draw:frame>
        <draw:frame presentation:style-name="pr7" draw:text-style-name="P6" xml:id="id26" draw:id="id26" draw:layer="layout" svg:width="16.201cm" svg:height="5.746cm" svg:x="11.342cm" svg:y="14.002cm">
          <draw:text-box>
            <text:p text:style-name="P5"><text:span text:style-name="T16">...</text:span></text:p>
            <text:p text:style-name="P5"><text:span text:style-name="T16"/></text:p>
            <text:p text:style-name="P5"><text:span text:style-name="T16">avalia :: Exp -&gt; Int</text:span></text:p>
            <text:p text:style-name="P5"><text:span text:style-name="T16">avalia (Num v) <text:s text:c="4"/>= v</text:span></text:p>
            <text:p text:style-name="P5"><text:span text:style-name="T16">avalia (Add e1 e2) = (avalia e1) + (avalia e2)</text:span></text:p>
            <text:p text:style-name="P5"><text:span text:style-name="T16">avalia (Sub e1 e2) = (avalia e1) - (avalia e2)</text:span></text:p>
            <text:p text:style-name="P5"><text:span text:style-name="T16"/></text:p>
            <text:p text:style-name="P5"><text:span text:style-name="T13">main</text:span><text:span text:style-name="T16"> = </text:span><text:span text:style-name="T13">print</text:span><text:span text:style-name="T16"> (avalia e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9">
        <office:forms form:automatic-focus="false" form:apply-design-mode="false"/>
        <draw:frame presentation:style-name="pr8" draw:layer="layout" svg:width="25.199cm" svg:height="12.685cm" svg:x="1.4cm" svg:y="3.448cm" presentation:class="title" presentation:user-transformed="true">
          <draw:text-box>
            <text:p><text:span text:style-name="T17">Teste</text:span><text:span text:style-name="T17"><text:line-break/></text:span><text:span text:style-name="T17"><text:line-break/></text:span><text:span text:style-name="T17">Próxima </text:span><text:span text:style-name="T17">Sexta </text:span><text:span text:style-name="T17">24/05</text:span><text:line-break/><text:line-break/>Árvores e Expressõ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18">Expressõ</text:span><text:span text:style-name="T18">es</text:span></text:p>
          </draw:text-box>
        </draw:frame>
        <draw:frame presentation:style-name="pr4" draw:text-style-name="P11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7" text:id="id27"><text:span text:style-name="T19">Criar um iterpretador para uma linguagem simples</text:span></text:p>
                <text:list>
                  <text:list-item>
                    <text:p xml:id="id28" text:id="id28"><text:span text:style-name="T20">expressões</text:span></text:p>
                    <text:list>
                      <text:list-item>
                        <text:p xml:id="id29" text:id="id29"><text:span text:style-name="T21">constantes, variáveis, aritméticas</text:span></text:p>
                      </text:list-item>
                    </text:list>
                  </text:list-item>
                  <text:list-item>
                    <text:p xml:id="id30" text:id="id30"><text:span text:style-name="T20">comandos</text:span></text:p>
                    <text:list>
                      <text:list-item>
                        <text:p xml:id="id31" text:id="id31"><text:span text:style-name="T21">atribuição, sequência, condicional, while</text:span></text:p>
                      </text:list-item>
                    </text:list>
                  </text:list-item>
                  <text:list-item>
                    <text:p xml:id="id33" text:id="id33"><text:span text:style-name="T20">o resultado do programa é o conteúdo da variável </text:span><text:span text:style-name="T22">ret</text:span></text:p>
                  </text:list-item>
                  <text:list-item>
                    <text:p xml:id="id35" text:id="id35"><text:span text:style-name="T20">variáveis indefinidas avaliam para 0</text:span></text:p>
                  </text:list-item>
                </text:list>
              </text:list-item>
            </text:list>
          </draw:text-box>
        </draw:frame>
        <draw:frame presentation:style-name="pr9" draw:text-style-name="P12" xml:id="id32" draw:id="id32" draw:layer="layout" svg:width="16.471cm" svg:height="4.416cm" svg:x="0.88cm" svg:y="15.997cm">
          <draw:text-box>
            <text:p text:style-name="P5"><text:span text:style-name="T23">(Seq</text:span></text:p>
            <text:p text:style-name="P5"><text:span text:style-name="T23"><text:s text:c="4"/></text:span><text:span text:style-name="T23">(Attr "x" (Add (Num 11) (Num 9)))</text:span></text:p>
            <text:p text:style-name="P5"><text:span text:style-name="T23"><text:s text:c="4"/></text:span><text:span text:style-name="T23">(If (Var "x")</text:span></text:p>
            <text:p text:style-name="P5"><text:span text:style-name="T23"><text:s text:c="8"/></text:span><text:span text:style-name="T23">(Attr "ret" (Var "x"))</text:span></text:p>
            <text:p text:style-name="P5"><text:span text:style-name="T23"><text:s text:c="8"/></text:span><text:span text:style-name="T23">(Attr "ret" (Num 100))))</text:span></text:p>
          </draw:text-box>
        </draw:frame>
        <draw:frame presentation:style-name="pr9" draw:text-style-name="P14" xml:id="id34" draw:id="id34" draw:layer="layout" svg:width="4.118cm" svg:height="4.416cm" svg:x="21.181cm" svg:y="15.997cm">
          <draw:text-box>
            <text:p text:style-name="P13"><text:span text:style-name="T24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39</meta:editing-cycles>
    <meta:editing-duration>P54DT19H26M11S</meta:editing-duration>
    <meta:initial-creator>chico </meta:initial-creator>
    <dc:date>2019-05-17T19:08:01.879906815</dc:date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